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  <style:paragraph-properties style:writing-mode="lr-tb"/>
    </style:style>
    <style:style style:name="gr4" style:family="graphic" style:parent-style-name="standard">
      <style:graphic-properties draw:stroke="solid" draw:stroke-dash="Fine_20_Dashed" svg:stroke-width="0.051cm" svg:stroke-color="#000000" draw:marker-start-width="0.355cm" draw:marker-end-width="0.355cm" draw:textarea-horizontal-align="justify" draw:textarea-vertical-align="middle" draw:auto-grow-height="false" fo:min-height="4.907cm" fo:min-width="7.666cm" fo:padding-top="0.15cm" fo:padding-bottom="0.15cm" fo:padding-left="0.275cm" fo:padding-right="0.275cm"/>
    </style:style>
    <style:style style:name="gr5" style:family="graphic" style:parent-style-name="standard">
      <style:graphic-properties draw:stroke="solid" draw:fill="solid" draw:fill-color="#000000" draw:opacity="100%" draw:textarea-horizontal-align="justify" draw:textarea-vertical-align="middle" draw:auto-grow-height="false" draw:shadow-opacity="10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924cm"/>
      <style:paragraph-properties style:writing-mode="lr-tb"/>
    </style:style>
    <style:style style:name="gr8" style:family="graphic" style:parent-style-name="standard">
      <style:graphic-properties draw:stroke="solid" svg:stroke-color="#000000"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  <style:paragraph-properties style:writing-mode="lr-tb"/>
    </style:style>
    <style:style style:name="gr14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b2b2b2" draw:opacity="30%" draw:textarea-horizontal-align="justify" draw:textarea-vertical-align="middle" draw:auto-grow-height="false" draw:shadow-opacity="30%"/>
      <style:paragraph-properties style:writing-mode="lr-tb"/>
    </style:style>
    <style:style style:name="gr16" style:family="graphic" style:parent-style-name="standard">
      <style:graphic-properties draw:stroke="solid" svg:stroke-width="0.051cm" svg:stroke-color="#000000" draw:marker-start="Symmetric_20_Arrow" draw:marker-start-width="0.254cm" draw:marker-end="Symmetric_20_Arrow" draw:marker-end-width="0.254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min-height="6.571cm" fo:min-width="17.128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min-height="1.15cm" fo:min-width="3.056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min-height="0.512cm" fo:min-width="3.056cm" fo:padding-top="0.125cm" fo:padding-bottom="0.125cm" fo:padding-left="0.25cm" fo:padding-right="0.25cm"/>
      <style:paragraph-properties style:writing-mode="lr-tb"/>
    </style:style>
    <style:style style:name="gr20" style:family="graphic" style:parent-style-name="standard">
      <style:graphic-properties draw:stroke="solid" draw:fill="solid" draw:fill-color="#000000" draw:opacity="100%" draw:textarea-horizontal-align="justify" draw:textarea-vertical-align="middle" draw:auto-grow-height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min-height="0.512cm" fo:min-width="3.414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>
      <style:graphic-properties draw:fill="solid" draw:fill-color="#b2b2b2" draw:opacity="30%" draw:textarea-horizontal-align="justify" draw:textarea-vertical-align="middle" draw:auto-grow-height="false" fo:min-height="0.258cm" fo:min-width="4.199cm" draw:shadow-opacity="3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b2b2b2" draw:opacity="3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52cm" svg:height="0.762cm" svg:x="9.842cm" svg:y="1.652cm">
          <text:p text:style-name="P1"><text:span text:style-name="T1">enumerato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71cm" svg:y1="3.706cm" svg:x2="5.058cm" svg:y2="3.706cm">
          <text:p/>
        </draw:line>
        <draw:frame draw:style-name="gr3" draw:text-style-name="P3" draw:layer="layout" svg:width="2.667cm" svg:height="1.284cm" svg:x="2.645cm" svg:y="2.309cm">
          <draw:text-box>
            <text:p text:style-name="P1"><text:span text:style-name="T1"/></text:p>
            <text:p><text:span text:style-name="T2">USB-Serial</text:span></text:p>
          </draw:text-box>
        </draw:frame>
        <draw:custom-shape draw:style-name="gr4" draw:text-style-name="P1" draw:layer="layout" svg:width="8.216cm" svg:height="5.207cm" svg:x="5.169cm" svg:y="1.1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9.842cm" svg:y="2.414cm">
          <text:p text:style-name="P1"><text:span text:style-name="T1">bb4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9.842cm" svg:y="3.176cm">
          <text:p text:style-name="P1"><text:span text:style-name="T1">device#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9.842cm" svg:y="5.335cm">
          <text:p text:style-name="P1"><text:span text:style-name="T1">device#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9.842cm" svg:y="4.573cm">
          <text:p text:style-name="P1"><text:span text:style-name="T1">device#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27cm" svg:height="0.127cm" svg:x="10.223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89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509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128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1.747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1.366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0.985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0.604cm" svg:y="4.192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4.011cm" svg:height="0.806cm" svg:x="13.375cm" svg:y="2.392cm">
          <draw:text-box>
            <text:p><text:span text:style-name="T1">Buttons &amp; LEDs</text:span></text:p>
          </draw:text-box>
        </draw:frame>
        <draw:frame draw:style-name="gr7" draw:text-style-name="P7" draw:layer="layout" svg:width="2.466cm" svg:height="1.047cm" svg:x="0.368cm" svg:y="3.232cm">
          <draw:text-box>
            <text:p text:style-name="P6"><text:span text:style-name="T3">HOST</text:span></text:p>
          </draw:text-box>
        </draw:frame>
        <draw:line draw:style-name="gr8" draw:text-style-name="P1" draw:layer="layout" svg:x1="13.401cm" svg:y1="3.579cm" svg:x2="14.645cm" svg:y2="3.579cm">
          <text:p/>
        </draw:line>
        <draw:frame draw:style-name="gr9" draw:text-style-name="P5" draw:layer="layout" svg:width="1.907cm" svg:height="0.806cm" svg:x="14.518cm" svg:y="3.154cm">
          <draw:text-box>
            <text:p><text:span text:style-name="T1">Slot#2</text:span></text:p>
          </draw:text-box>
        </draw:frame>
        <draw:line draw:style-name="gr10" draw:text-style-name="P8" draw:layer="layout" svg:x1="14.01cm" svg:y1="3.452cm" svg:x2="13.883cm" svg:y2="3.706cm">
          <text:p/>
        </draw:line>
        <draw:frame draw:style-name="gr11" draw:text-style-name="P9" draw:layer="layout" svg:width="0.659cm" svg:height="0.573cm" svg:x="13.732cm" svg:y="3.452cm">
          <draw:text-box>
            <text:p><text:span text:style-name="T4">4</text:span></text:p>
          </draw:text-box>
        </draw:frame>
        <draw:line draw:style-name="gr8" draw:text-style-name="P1" draw:layer="layout" svg:x1="13.399cm" svg:y1="4.976cm" svg:x2="14.643cm" svg:y2="4.976cm">
          <text:p/>
        </draw:line>
        <draw:frame draw:style-name="gr9" draw:text-style-name="P5" draw:layer="layout" svg:width="1.907cm" svg:height="0.806cm" svg:x="14.516cm" svg:y="4.551cm">
          <draw:text-box>
            <text:p><text:span text:style-name="T1">Slot#9</text:span></text:p>
          </draw:text-box>
        </draw:frame>
        <draw:line draw:style-name="gr10" draw:text-style-name="P8" draw:layer="layout" svg:x1="14.008cm" svg:y1="4.849cm" svg:x2="13.881cm" svg:y2="5.103cm">
          <text:p/>
        </draw:line>
        <draw:line draw:style-name="gr8" draw:text-style-name="P1" draw:layer="layout" svg:x1="13.399cm" svg:y1="5.738cm" svg:x2="14.643cm" svg:y2="5.738cm">
          <text:p/>
        </draw:line>
        <draw:frame draw:style-name="gr12" draw:text-style-name="P10" draw:layer="layout" svg:width="3.533cm" svg:height="0.806cm" svg:x="14.488cm" svg:y="5.378cm">
          <draw:text-box>
            <text:p><text:span text:style-name="T5">3-pin headers</text:span></text:p>
          </draw:text-box>
        </draw:frame>
        <draw:line draw:style-name="gr10" draw:text-style-name="P8" draw:layer="layout" svg:x1="14.008cm" svg:y1="5.611cm" svg:x2="13.881cm" svg:y2="5.865cm">
          <text:p/>
        </draw:line>
        <draw:line draw:style-name="gr8" draw:text-style-name="P1" draw:layer="layout" svg:x1="13.399cm" svg:y1="4.976cm" svg:x2="14.643cm" svg:y2="4.976cm">
          <text:p/>
        </draw:line>
        <draw:frame draw:style-name="gr13" draw:text-style-name="P5" draw:layer="layout" svg:width="1.632cm" svg:height="0.806cm" svg:x="14.516cm" svg:y="4.551cm">
          <draw:text-box>
            <text:p><text:span text:style-name="T1">Slot#</text:span></text:p>
          </draw:text-box>
        </draw:frame>
        <draw:line draw:style-name="gr10" draw:text-style-name="P8" draw:layer="layout" svg:x1="14.008cm" svg:y1="4.849cm" svg:x2="13.881cm" svg:y2="5.103cm">
          <text:p/>
        </draw:line>
        <draw:frame draw:style-name="gr11" draw:text-style-name="P9" draw:layer="layout" svg:width="0.659cm" svg:height="0.573cm" svg:x="13.629cm" svg:y="4.849cm">
          <draw:text-box>
            <text:p><text:span text:style-name="T4">4</text:span></text:p>
          </draw:text-box>
        </draw:frame>
        <draw:frame draw:style-name="gr11" draw:text-style-name="P9" draw:layer="layout" svg:width="0.659cm" svg:height="0.573cm" svg:x="13.629cm" svg:y="5.611cm">
          <draw:text-box>
            <text:p><text:span text:style-name="T4">3</text:span></text:p>
          </draw:text-box>
        </draw:frame>
        <draw:custom-shape draw:style-name="gr1" draw:text-style-name="P11" draw:layer="layout" svg:width="3.914cm" svg:height="0.762cm" draw:transform="rotate (1.5707963267949) translate (5.349cm 5.653cm)">
          <text:p text:style-name="P1"><text:span text:style-name="T1">Serial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14cm" svg:height="0.762cm" draw:transform="rotate (1.5707963267949) translate (6.734cm 5.659cm)">
          <text:p text:style-name="P1"><text:span text:style-name="T1">Cmd Parser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8.905cm" svg:y1="1.231cm" svg:x2="8.905cm" svg:y2="5.93cm">
          <text:p/>
        </draw:line>
        <draw:line draw:style-name="gr14" draw:text-style-name="P8" draw:layer="layout" svg:x1="8.397cm" svg:y1="1.231cm" svg:x2="8.397cm" svg:y2="5.93cm">
          <text:p/>
        </draw:line>
        <draw:line draw:style-name="gr14" draw:text-style-name="P8" draw:layer="layout" svg:x1="8.905cm" svg:y1="1.232cm" svg:x2="8.905cm" svg:y2="5.931cm">
          <text:p/>
        </draw:line>
        <draw:custom-shape draw:style-name="gr15" draw:text-style-name="P12" draw:layer="layout" svg:width="4.699cm" svg:height="0.508cm" draw:transform="rotate (1.5707963267949) translate (8.411cm 5.936cm)">
          <text:p text:style-name="P1"><text:span text:style-name="T6">Address/Data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8.931cm" svg:y1="1.993cm" svg:x2="9.794cm" svg:y2="1.993cm">
          <text:p/>
        </draw:line>
        <draw:line draw:style-name="gr16" draw:text-style-name="P1" draw:layer="layout" svg:x1="7.534cm" svg:y1="2.882cm" svg:x2="8.397cm" svg:y2="2.882cm">
          <text:p/>
        </draw:line>
        <draw:line draw:style-name="gr16" draw:text-style-name="P1" draw:layer="layout" svg:x1="7.493cm" svg:y1="4.562cm" svg:x2="8.356cm" svg:y2="4.562cm">
          <text:p/>
        </draw:line>
        <draw:line draw:style-name="gr16" draw:text-style-name="P1" draw:layer="layout" svg:x1="6.096cm" svg:y1="3.673cm" svg:x2="6.705cm" svg:y2="3.673cm">
          <text:p/>
        </draw:line>
        <draw:line draw:style-name="gr16" draw:text-style-name="P1" draw:layer="layout" svg:x1="8.931cm" svg:y1="5.676cm" svg:x2="9.794cm" svg:y2="5.676cm">
          <text:p/>
        </draw:line>
        <draw:line draw:style-name="gr16" draw:text-style-name="P1" draw:layer="layout" svg:x1="8.931cm" svg:y1="4.914cm" svg:x2="9.794cm" svg:y2="4.914cm">
          <text:p/>
        </draw:line>
        <draw:line draw:style-name="gr16" draw:text-style-name="P1" draw:layer="layout" svg:x1="8.931cm" svg:y1="4.279cm" svg:x2="9.794cm" svg:y2="4.279cm">
          <text:p/>
        </draw:line>
        <draw:line draw:style-name="gr16" draw:text-style-name="P1" draw:layer="layout" svg:x1="8.931cm" svg:y1="3.517cm" svg:x2="9.794cm" svg:y2="3.517cm">
          <text:p/>
        </draw:line>
        <draw:line draw:style-name="gr16" draw:text-style-name="P1" draw:layer="layout" svg:x1="8.931cm" svg:y1="2.755cm" svg:x2="9.794cm" svg:y2="2.755cm">
          <text:p/>
        </draw:line>
        <draw:custom-shape draw:style-name="gr17" draw:text-style-name="P1" draw:layer="layout" svg:width="17.678cm" svg:height="6.871cm" svg:x="0.228cm" svg:y="0.202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424cm" svg:height="1.047cm" svg:x="5.106cm" svg:y="0.189cm">
          <draw:text-box>
            <text:p><text:span text:style-name="T3">FPGA</text:span></text:p>
          </draw:text-box>
        </draw:frame>
      </draw:page>
      <draw:page draw:name="page2" draw:style-name="dp1" draw:master-page-name="Default">
        <office:forms form:automatic-focus="false" form:apply-design-mode="false"/>
        <draw:line draw:style-name="gr2" draw:text-style-name="P1" draw:layer="layout" svg:x1="2.861cm" svg:y1="3.885cm" svg:x2="5.248cm" svg:y2="3.885cm">
          <text:p/>
        </draw:line>
        <draw:frame draw:style-name="gr3" draw:text-style-name="P3" draw:layer="layout" svg:width="2.667cm" svg:height="1.284cm" svg:x="2.835cm" svg:y="2.488cm">
          <draw:text-box>
            <text:p text:style-name="P1"><text:span text:style-name="T1"/></text:p>
            <text:p><text:span text:style-name="T2">U</text:span><text:span text:style-name="T2">S</text:span><text:span text:style-name="T2">B</text:span><text:span text:style-name="T2">-</text:span><text:span text:style-name="T2">S</text:span><text:span text:style-name="T2">e</text:span><text:span text:style-name="T2">r</text:span><text:span text:style-name="T2">i</text:span><text:span text:style-name="T2">a</text:span><text:span text:style-name="T2">l</text:span></text:p>
          </draw:text-box>
        </draw:frame>
        <draw:custom-shape draw:style-name="gr4" draw:text-style-name="P1" draw:layer="layout" svg:width="8.216cm" svg:height="5.207cm" svg:x="5.359cm" svg:y="1.2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1.4cm" svg:x="10.032cm" svg:y="1.955cm">
          <text:p text:style-name="P1"><text:span text:style-name="T1">e</text:span><text:span text:style-name="T1">n</text:span><text:span text:style-name="T1">u</text:span><text:span text:style-name="T1">m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/text:p>
          <text:p text:style-name="P1"><text:span text:style-name="T1">&amp;</text:span><text:span text:style-name="T1"> </text:span><text:span text:style-name="T1">s</text:span><text:span text:style-name="T1">t</text:span><text:span text:style-name="T1">e</text:span><text:span text:style-name="T1">p</text:span><text:span text:style-name="T1">x</text:span><text:span text:style-name="T1">o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56cm" svg:height="0.762cm" svg:x="10.032cm" svg:y="3.355cm">
          <text:p text:style-name="P1"><text:span text:style-name="T1">p</text:span><text:span text:style-name="T1">e</text:span><text:span text:style-name="T1">ri</text:span><text:span text:style-name="T1">p</text:span><text:span text:style-name="T1">h</text:span><text:span text:style-name="T1">e</text:span><text:span text:style-name="T1">r</text:span><text:span text:style-name="T1">a</text:span><text:span text:style-name="T1">l</text:span><text:span text:style-name="T1">#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56cm" svg:height="0.762cm" svg:x="10.032cm" svg:y="5.514cm">
          <text:p text:style-name="P1"><text:span text:style-name="T1">p</text:span><text:span text:style-name="T1">e</text:span><text:span text:style-name="T1">ri</text:span><text:span text:style-name="T1">p</text:span><text:span text:style-name="T1">h</text:span><text:span text:style-name="T1">e</text:span><text:span text:style-name="T1">r</text:span><text:span text:style-name="T1">a</text:span><text:span text:style-name="T1">l</text:span><text:span text:style-name="T1">#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56cm" svg:height="0.762cm" svg:x="10.032cm" svg:y="4.752cm">
          <text:p text:style-name="P1"><text:span text:style-name="T1">p</text:span><text:span text:style-name="T1">e</text:span><text:span text:style-name="T1">ri</text:span><text:span text:style-name="T1">p</text:span><text:span text:style-name="T1">h</text:span><text:span text:style-name="T1">e</text:span><text:span text:style-name="T1">r</text:span><text:span text:style-name="T1">a</text:span><text:span text:style-name="T1">l</text:span><text:span text:style-name="T1">#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127cm" svg:height="0.127cm" svg:x="10.413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127cm" svg:height="0.127cm" svg:x="13.08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127cm" svg:height="0.127cm" svg:x="12.699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127cm" svg:height="0.127cm" svg:x="12.318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127cm" svg:height="0.127cm" svg:x="11.937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127cm" svg:height="0.127cm" svg:x="11.556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127cm" svg:height="0.127cm" svg:x="11.175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127cm" svg:height="0.127cm" svg:x="10.794cm" svg:y="4.371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4.011cm" svg:height="0.806cm" svg:x="13.565cm" svg:y="2.571cm">
          <draw:text-box>
            <text:p><text:span text:style-name="T1">B</text:span><text:span text:style-name="T1">u</text:span><text:span text:style-name="T1">t</text:span><text:span text:style-name="T1">t</text:span><text:span text:style-name="T1">o</text:span><text:span text:style-name="T1">n</text:span><text:span text:style-name="T1">s</text:span><text:span text:style-name="T1"> </text:span><text:span text:style-name="T1">&amp;</text:span><text:span text:style-name="T1"> </text:span><text:span text:style-name="T1">L</text:span><text:span text:style-name="T1">E</text:span><text:span text:style-name="T1">D</text:span><text:span text:style-name="T1">s</text:span></text:p>
          </draw:text-box>
        </draw:frame>
        <draw:frame draw:style-name="gr7" draw:text-style-name="P7" draw:layer="layout" svg:width="2.466cm" svg:height="1.047cm" svg:x="0.558cm" svg:y="3.411cm">
          <draw:text-box>
            <text:p text:style-name="P6"><text:span text:style-name="T3">H</text:span><text:span text:style-name="T3">O</text:span><text:span text:style-name="T3">S</text:span><text:span text:style-name="T3">T</text:span></text:p>
          </draw:text-box>
        </draw:frame>
        <draw:line draw:style-name="gr8" draw:text-style-name="P1" draw:layer="layout" svg:x1="13.591cm" svg:y1="3.758cm" svg:x2="14.835cm" svg:y2="3.758cm">
          <text:p/>
        </draw:line>
        <draw:frame draw:style-name="gr9" draw:text-style-name="P5" draw:layer="layout" svg:width="1.907cm" svg:height="0.806cm" svg:x="14.708cm" svg:y="3.333cm">
          <draw:text-box>
            <text:p><text:span text:style-name="T1">S</text:span><text:span text:style-name="T1">l</text:span><text:span text:style-name="T1">o</text:span><text:span text:style-name="T1">t</text:span><text:span text:style-name="T1">#</text:span><text:span text:style-name="T1">1</text:span></text:p>
          </draw:text-box>
        </draw:frame>
        <draw:line draw:style-name="gr10" draw:text-style-name="P8" draw:layer="layout" svg:x1="14.2cm" svg:y1="3.631cm" svg:x2="14.073cm" svg:y2="3.885cm">
          <text:p/>
        </draw:line>
        <draw:frame draw:style-name="gr11" draw:text-style-name="P9" draw:layer="layout" svg:width="0.659cm" svg:height="0.573cm" svg:x="13.922cm" svg:y="3.631cm">
          <draw:text-box>
            <text:p><text:span text:style-name="T4">4</text:span></text:p>
          </draw:text-box>
        </draw:frame>
        <draw:line draw:style-name="gr8" draw:text-style-name="P1" draw:layer="layout" svg:x1="13.589cm" svg:y1="5.155cm" svg:x2="14.833cm" svg:y2="5.155cm">
          <text:p/>
        </draw:line>
        <draw:frame draw:style-name="gr9" draw:text-style-name="P5" draw:layer="layout" svg:width="1.907cm" svg:height="0.806cm" svg:x="14.706cm" svg:y="4.73cm">
          <draw:text-box>
            <text:p><text:span text:style-name="T1">Slot#8</text:span></text:p>
          </draw:text-box>
        </draw:frame>
        <draw:line draw:style-name="gr10" draw:text-style-name="P8" draw:layer="layout" svg:x1="14.198cm" svg:y1="5.028cm" svg:x2="14.071cm" svg:y2="5.282cm">
          <text:p/>
        </draw:line>
        <draw:line draw:style-name="gr8" draw:text-style-name="P1" draw:layer="layout" svg:x1="13.589cm" svg:y1="5.917cm" svg:x2="14.833cm" svg:y2="5.917cm">
          <text:p/>
        </draw:line>
        <draw:line draw:style-name="gr10" draw:text-style-name="P8" draw:layer="layout" svg:x1="14.198cm" svg:y1="5.79cm" svg:x2="14.071cm" svg:y2="6.044cm">
          <text:p/>
        </draw:line>
        <draw:line draw:style-name="gr8" draw:text-style-name="P1" draw:layer="layout" svg:x1="13.589cm" svg:y1="5.155cm" svg:x2="14.833cm" svg:y2="5.155cm">
          <text:p/>
        </draw:line>
        <draw:frame draw:style-name="gr13" draw:text-style-name="P5" draw:layer="layout" svg:width="1.632cm" svg:height="0.806cm" svg:x="14.706cm" svg:y="4.73cm">
          <draw:text-box>
            <text:p><text:span text:style-name="T1">Slo</text:span><text:span text:style-name="T1">t#</text:span></text:p>
          </draw:text-box>
        </draw:frame>
        <draw:line draw:style-name="gr10" draw:text-style-name="P8" draw:layer="layout" svg:x1="14.198cm" svg:y1="5.028cm" svg:x2="14.071cm" svg:y2="5.282cm">
          <text:p/>
        </draw:line>
        <draw:frame draw:style-name="gr11" draw:text-style-name="P9" draw:layer="layout" svg:width="0.659cm" svg:height="0.573cm" svg:x="13.819cm" svg:y="5.028cm">
          <draw:text-box>
            <text:p><text:span text:style-name="T4">4</text:span></text:p>
          </draw:text-box>
        </draw:frame>
        <draw:frame draw:style-name="gr11" draw:text-style-name="P9" draw:layer="layout" svg:width="0.659cm" svg:height="0.573cm" svg:x="13.819cm" svg:y="5.79cm">
          <draw:text-box>
            <text:p><text:span text:style-name="T4">4</text:span></text:p>
          </draw:text-box>
        </draw:frame>
        <draw:custom-shape draw:style-name="gr21" draw:text-style-name="P11" draw:layer="layout" svg:width="3.914cm" svg:height="0.762cm" draw:transform="rotate (1.5707963267949) translate (5.539cm 5.832cm)">
          <text:p text:style-name="P1"><text:span text:style-name="T1">S</text:span><text:span text:style-name="T1">e</text:span><text:span text:style-name="T1">r</text:span><text:span text:style-name="T1">i</text:span><text:span text:style-name="T1">a</text:span><text:span text:style-name="T1">l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914cm" svg:height="0.762cm" draw:transform="rotate (1.5707963267949) translate (6.924cm 5.838cm)">
          <text:p text:style-name="P1"><text:span text:style-name="T1">Cmd </text:span><text:span text:style-name="T1">Pars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9.079cm" svg:y1="1.543cm" svg:x2="9.079cm" svg:y2="6.242cm">
          <text:p/>
        </draw:line>
        <draw:line draw:style-name="gr14" draw:text-style-name="P8" draw:layer="layout" svg:x1="8.571cm" svg:y1="1.543cm" svg:x2="8.571cm" svg:y2="6.242cm">
          <text:p/>
        </draw:line>
        <draw:line draw:style-name="gr14" draw:text-style-name="P8" draw:layer="layout" svg:x1="9.079cm" svg:y1="1.544cm" svg:x2="9.079cm" svg:y2="6.243cm">
          <text:p/>
        </draw:line>
        <draw:custom-shape draw:style-name="gr22" draw:text-style-name="P12" draw:layer="layout" svg:width="4.699cm" svg:height="0.508cm" draw:transform="rotate (1.5707963267949) translate (8.585cm 6.248cm)">
          <text:p text:style-name="P1"><text:span text:style-name="T6">Add</text:span><text:span text:style-name="T6">ress</text:span><text:span text:style-name="T6">/</text:span><text:span text:style-name="T6">Data </text:span><text:span text:style-name="T6">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7.704cm" svg:y1="3.064cm" svg:x2="8.567cm" svg:y2="3.064cm">
          <text:p/>
        </draw:line>
        <draw:line draw:style-name="gr16" draw:text-style-name="P1" draw:layer="layout" svg:x1="7.683cm" svg:y1="4.741cm" svg:x2="8.546cm" svg:y2="4.741cm">
          <text:p/>
        </draw:line>
        <draw:line draw:style-name="gr16" draw:text-style-name="P1" draw:layer="layout" svg:x1="6.286cm" svg:y1="3.852cm" svg:x2="6.895cm" svg:y2="3.852cm">
          <text:p/>
        </draw:line>
        <draw:line draw:style-name="gr16" draw:text-style-name="P1" draw:layer="layout" svg:x1="9.121cm" svg:y1="5.855cm" svg:x2="9.984cm" svg:y2="5.855cm">
          <text:p/>
        </draw:line>
        <draw:line draw:style-name="gr16" draw:text-style-name="P1" draw:layer="layout" svg:x1="9.121cm" svg:y1="5.093cm" svg:x2="9.984cm" svg:y2="5.093cm">
          <text:p/>
        </draw:line>
        <draw:line draw:style-name="gr16" draw:text-style-name="P1" draw:layer="layout" svg:x1="9.121cm" svg:y1="4.458cm" svg:x2="9.984cm" svg:y2="4.458cm">
          <text:p/>
        </draw:line>
        <draw:line draw:style-name="gr16" draw:text-style-name="P1" draw:layer="layout" svg:x1="9.121cm" svg:y1="3.696cm" svg:x2="9.984cm" svg:y2="3.696cm">
          <text:p/>
        </draw:line>
        <draw:line draw:style-name="gr16" draw:text-style-name="P1" draw:layer="layout" svg:x1="9.131cm" svg:y1="2.679cm" svg:x2="9.994cm" svg:y2="2.679cm">
          <text:p/>
        </draw:line>
        <draw:custom-shape draw:style-name="gr17" draw:text-style-name="P1" draw:layer="layout" svg:width="17.678cm" svg:height="6.871cm" svg:x="0.418cm" svg:y="0.38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424cm" svg:height="1.047cm" svg:x="5.296cm" svg:y="0.368cm">
          <draw:text-box>
            <text:p><text:span text:style-name="T3">F</text:span><text:span text:style-name="T3">P</text:span><text:span text:style-name="T3">G</text:span><text:span text:style-name="T3">A</text:span></text:p>
          </draw:text-box>
        </draw:frame>
        <draw:frame draw:style-name="gr13" draw:text-style-name="P5" draw:layer="layout" svg:width="1.907cm" svg:height="0.806cm" svg:x="14.732cm" svg:y="5.537cm">
          <draw:text-box>
            <text:p><text:span text:style-name="T1">S</text:span><text:span text:style-name="T1">l</text:span><text:span text:style-name="T1">o</text:span><text:span text:style-name="T1">t</text:span><text:span text:style-name="T1">#</text:span><text:span text:style-name="T1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1-02T18:52:57.677524161</meta:creation-date>
    <dc:date>2022-10-10T15:18:36.972023525</dc:date>
    <meta:editing-duration>P7DT1H19M54S</meta:editing-duration>
    <meta:editing-cycles>16</meta:editing-cycles>
    <meta:generator>LibreOffice/6.4.7.2$Linux_X86_64 LibreOffice_project/40$Build-2</meta:generator>
    <meta:print-date>2015-11-13T16:04:29.750420799</meta:print-date>
    <meta:document-statistic meta:object-count="98"/>
  </office:meta>
</office:document-meta>
</file>